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de" fo:country="DE" officeooo:rsid="00157192" officeooo:paragraph-rsid="00157192"/>
    </style:style>
    <style:style style:name="P2" style:family="paragraph" style:parent-style-name="Standard">
      <style:text-properties fo:language="de" fo:country="DE" officeooo:rsid="0016b003" officeooo:paragraph-rsid="0016b003"/>
    </style:style>
    <style:style style:name="P3" style:family="paragraph" style:parent-style-name="Standard">
      <style:text-properties fo:language="de" fo:country="DE" officeooo:rsid="00185813" officeooo:paragraph-rsid="00185813"/>
    </style:style>
    <style:style style:name="P4" style:family="paragraph" style:parent-style-name="Standard">
      <style:text-properties fo:language="de" fo:country="DE" officeooo:rsid="001b00ae" officeooo:paragraph-rsid="001d68cf"/>
    </style:style>
    <style:style style:name="P5" style:family="paragraph" style:parent-style-name="Standard">
      <style:text-properties fo:language="de" fo:country="DE" officeooo:paragraph-rsid="0016b003"/>
    </style:style>
    <style:style style:name="P6" style:family="paragraph" style:parent-style-name="Standard">
      <style:text-properties fo:language="de" fo:country="DE" fo:font-weight="bold" officeooo:rsid="001b00ae" officeooo:paragraph-rsid="001b00ae" style:font-weight-asian="bold" style:font-weight-complex="bold"/>
    </style:style>
    <style:style style:name="P7" style:family="paragraph" style:parent-style-name="Standard">
      <style:text-properties fo:language="de" fo:country="DE" officeooo:rsid="0021b730" officeooo:paragraph-rsid="0021b730"/>
    </style:style>
    <style:style style:name="P8" style:family="paragraph" style:parent-style-name="Standard">
      <style:text-properties fo:language="de" fo:country="DE" fo:font-style="italic" officeooo:rsid="0021b730" officeooo:paragraph-rsid="0021b730" style:font-style-asian="italic" style:font-style-complex="italic"/>
    </style:style>
    <style:style style:name="P9" style:family="paragraph" style:parent-style-name="Standard">
      <style:text-properties officeooo:paragraph-rsid="001b00ae"/>
    </style:style>
    <style:style style:name="P10" style:family="paragraph" style:parent-style-name="Standard" style:list-style-name="L1">
      <style:text-properties officeooo:paragraph-rsid="001b00ae"/>
    </style:style>
    <style:style style:name="P11" style:family="paragraph" style:parent-style-name="Standard">
      <style:text-properties officeooo:rsid="001cd4bb" officeooo:paragraph-rsid="001cd4bb"/>
    </style:style>
    <style:style style:name="P12" style:family="paragraph" style:parent-style-name="Standard">
      <style:text-properties officeooo:paragraph-rsid="001cd4bb"/>
    </style:style>
    <style:style style:name="P13" style:family="paragraph" style:parent-style-name="Standard">
      <style:text-properties officeooo:rsid="001d68cf" officeooo:paragraph-rsid="001d68cf"/>
    </style:style>
    <style:style style:name="P14" style:family="paragraph" style:parent-style-name="Standard">
      <style:text-properties officeooo:rsid="001fd7cc" officeooo:paragraph-rsid="001fd7cc"/>
    </style:style>
    <style:style style:name="P15" style:family="paragraph" style:parent-style-name="Standard">
      <style:text-properties officeooo:rsid="001fd7cc" officeooo:paragraph-rsid="0021b730"/>
    </style:style>
    <style:style style:name="P16" style:family="paragraph" style:parent-style-name="Standard">
      <style:text-properties officeooo:rsid="001fd7cc" officeooo:paragraph-rsid="0021fac3"/>
    </style:style>
    <style:style style:name="P17" style:family="paragraph" style:parent-style-name="Standard">
      <style:text-properties fo:font-style="italic" officeooo:rsid="0021b730" officeooo:paragraph-rsid="0021b730" style:font-style-asian="italic" style:font-style-complex="italic"/>
    </style:style>
    <style:style style:name="P18" style:family="paragraph" style:parent-style-name="Standard">
      <style:text-properties fo:font-style="italic" officeooo:rsid="001fd7cc" officeooo:paragraph-rsid="0021fac3" style:font-style-asian="italic" style:font-style-complex="italic"/>
    </style:style>
    <style:style style:name="P19" style:family="paragraph" style:parent-style-name="Standard">
      <style:text-properties fo:font-style="italic" officeooo:rsid="0021fac3" officeooo:paragraph-rsid="0021fac3" style:font-style-asian="italic" style:font-style-complex="italic"/>
    </style:style>
    <style:style style:name="P20" style:family="paragraph" style:parent-style-name="Standard">
      <style:text-properties fo:font-style="italic" officeooo:rsid="00239134" officeooo:paragraph-rsid="00239134" style:font-style-asian="italic" style:font-style-complex="italic"/>
    </style:style>
    <style:style style:name="P21" style:family="paragraph" style:parent-style-name="Standard">
      <style:text-properties fo:font-style="italic" officeooo:rsid="00244a28" officeooo:paragraph-rsid="00244a28" style:font-style-asian="italic" style:font-style-complex="italic"/>
    </style:style>
    <style:style style:name="P22" style:family="paragraph" style:parent-style-name="Standard">
      <style:text-properties fo:font-style="italic" officeooo:rsid="002840fc" officeooo:paragraph-rsid="002840fc" style:font-style-asian="italic" style:font-style-complex="italic"/>
    </style:style>
    <style:style style:name="P23" style:family="paragraph" style:parent-style-name="Standard">
      <style:text-properties fo:font-style="italic" fo:font-weight="bold" officeooo:rsid="002840fc" officeooo:paragraph-rsid="002840fc" style:font-style-asian="italic" style:font-weight-asian="bold" style:font-style-complex="italic" style:font-weight-complex="bold"/>
    </style:style>
    <style:style style:name="P24" style:family="paragraph" style:parent-style-name="Standard">
      <style:text-properties fo:font-style="italic" fo:font-weight="bold" officeooo:rsid="002a1729" officeooo:paragraph-rsid="002a1729" style:font-style-asian="italic" style:font-weight-asian="bold" style:font-style-complex="italic" style:font-weight-complex="bold"/>
    </style:style>
    <style:style style:name="P25" style:family="paragraph" style:parent-style-name="Standard">
      <style:text-properties fo:font-style="italic" fo:font-weight="normal" officeooo:rsid="002a1729" officeooo:paragraph-rsid="002a1729" style:font-style-asian="italic" style:font-weight-asian="normal" style:font-style-complex="italic" style:font-weight-complex="normal"/>
    </style:style>
    <style:style style:name="P26" style:family="paragraph" style:parent-style-name="Standard">
      <style:text-properties fo:font-style="italic" fo:font-weight="normal" officeooo:rsid="002a1729" officeooo:paragraph-rsid="002d2888" style:font-style-asian="italic" style:font-weight-asian="normal" style:font-style-complex="italic" style:font-weight-complex="normal"/>
    </style:style>
    <style:style style:name="P27" style:family="paragraph" style:parent-style-name="Standard">
      <style:text-properties fo:font-style="italic" fo:font-weight="normal" officeooo:rsid="002d652f" officeooo:paragraph-rsid="002d652f" style:font-style-asian="italic" style:font-weight-asian="normal" style:font-style-complex="italic" style:font-weight-complex="normal"/>
    </style:style>
    <style:style style:name="P28" style:family="paragraph" style:parent-style-name="Standard">
      <style:text-properties fo:font-style="italic" style:text-underline-style="solid" style:text-underline-width="auto" style:text-underline-color="font-color" fo:font-weight="normal" officeooo:rsid="002d652f" officeooo:paragraph-rsid="002d652f" style:font-style-asian="italic" style:font-weight-asian="normal" style:font-style-complex="italic" style:font-weight-complex="normal"/>
    </style:style>
    <style:style style:name="P29" style:family="paragraph" style:parent-style-name="Standard">
      <style:text-properties fo:font-style="italic" style:text-underline-style="solid" style:text-underline-width="auto" style:text-underline-color="font-color" fo:font-weight="normal" officeooo:rsid="00306d71" officeooo:paragraph-rsid="00306d71" style:font-style-asian="italic" style:font-weight-asian="normal" style:font-style-complex="italic" style:font-weight-complex="normal"/>
    </style:style>
    <style:style style:name="P30" style:family="paragraph" style:parent-style-name="Standard">
      <style:text-properties fo:font-style="italic" style:text-underline-style="solid" style:text-underline-width="auto" style:text-underline-color="font-color" fo:font-weight="normal" officeooo:rsid="0030700d" officeooo:paragraph-rsid="0030700d" style:font-style-asian="italic" style:font-weight-asian="normal" style:font-style-complex="italic" style:font-weight-complex="normal"/>
    </style:style>
    <style:style style:name="P31" style:family="paragraph" style:parent-style-name="Standard">
      <style:text-properties fo:font-style="italic" style:text-underline-style="solid" style:text-underline-width="auto" style:text-underline-color="font-color" fo:font-weight="normal" officeooo:rsid="00311317" officeooo:paragraph-rsid="00311317" style:font-style-asian="italic" style:font-weight-asian="normal" style:font-style-complex="italic" style:font-weight-complex="normal"/>
    </style:style>
    <style:style style:name="P32" style:family="paragraph" style:parent-style-name="Standard">
      <style:text-properties fo:font-style="italic" style:text-underline-style="solid" style:text-underline-width="auto" style:text-underline-color="font-color" fo:font-weight="normal" officeooo:rsid="003245f7" officeooo:paragraph-rsid="003245f7" style:font-style-asian="italic" style:font-weight-asian="normal" style:font-style-complex="italic" style:font-weight-complex="normal"/>
    </style:style>
    <style:style style:name="P33" style:family="paragraph" style:parent-style-name="Standard">
      <style:text-properties fo:font-style="italic" style:text-underline-style="solid" style:text-underline-width="auto" style:text-underline-color="font-color" fo:font-weight="normal" officeooo:rsid="00335f55" officeooo:paragraph-rsid="00335f55" style:font-style-asian="italic" style:font-weight-asian="normal" style:font-style-complex="italic" style:font-weight-complex="normal"/>
    </style:style>
    <style:style style:name="P34" style:family="paragraph" style:parent-style-name="Standard">
      <style:text-properties fo:font-style="italic" style:text-underline-style="solid" style:text-underline-width="auto" style:text-underline-color="font-color" fo:font-weight="normal" officeooo:rsid="0037aa27" officeooo:paragraph-rsid="0037aa27" style:font-style-asian="italic" style:font-weight-asian="normal" style:font-style-complex="italic" style:font-weight-complex="normal"/>
    </style:style>
    <style:style style:name="P35" style:family="paragraph" style:parent-style-name="Standard">
      <style:text-properties fo:font-style="italic" style:text-underline-style="solid" style:text-underline-width="auto" style:text-underline-color="font-color" fo:font-weight="bold" officeooo:rsid="002e7c6f" officeooo:paragraph-rsid="002e7c6f" style:font-style-asian="italic" style:font-weight-asian="bold" style:font-style-complex="italic" style:font-weight-complex="bold"/>
    </style:style>
    <style:style style:name="P36" style:family="paragraph" style:parent-style-name="Standard">
      <style:text-properties fo:font-style="italic" style:text-underline-style="solid" style:text-underline-width="auto" style:text-underline-color="font-color" fo:font-weight="bold" officeooo:rsid="00311317" officeooo:paragraph-rsid="00311317" style:font-style-asian="italic" style:font-weight-asian="bold" style:font-style-complex="italic" style:font-weight-complex="bold"/>
    </style:style>
    <style:style style:name="P37" style:family="paragraph" style:parent-style-name="Standard">
      <style:text-properties fo:font-style="italic" style:text-underline-style="none" fo:font-weight="normal" officeooo:rsid="00335f55" officeooo:paragraph-rsid="00335f55" style:font-style-asian="italic" style:font-weight-asian="normal" style:font-style-complex="italic" style:font-weight-complex="normal"/>
    </style:style>
    <style:style style:name="P38" style:family="paragraph" style:parent-style-name="Standard">
      <style:text-properties fo:font-style="normal" officeooo:rsid="00264454" officeooo:paragraph-rsid="00264454" style:font-style-asian="normal" style:font-style-complex="normal"/>
    </style:style>
    <style:style style:name="T1" style:family="text">
      <style:text-properties officeooo:rsid="0019db72"/>
    </style:style>
    <style:style style:name="T2" style:family="text">
      <style:text-properties fo:language="de" fo:country="DE"/>
    </style:style>
    <style:style style:name="T3" style:family="text">
      <style:text-properties fo:language="de" fo:country="DE" officeooo:rsid="001b00ae"/>
    </style:style>
    <style:style style:name="T4" style:family="text">
      <style:text-properties fo:language="de" fo:country="DE" fo:font-weight="bold" officeooo:rsid="001b00ae" style:font-weight-asian="bold" style:font-weight-complex="bold"/>
    </style:style>
    <style:style style:name="T5" style:family="text">
      <style:text-properties fo:language="de" fo:country="DE" fo:font-weight="bold" officeooo:rsid="001cd4bb" style:font-weight-asian="bold" style:font-weight-complex="bold"/>
    </style:style>
    <style:style style:name="T6" style:family="text">
      <style:text-properties fo:language="de" fo:country="DE" fo:font-weight="bold" officeooo:rsid="001d68cf" style:font-weight-asian="bold" style:font-weight-complex="bold"/>
    </style:style>
    <style:style style:name="T7" style:family="text">
      <style:text-properties fo:language="de" fo:country="DE" officeooo:rsid="001fd7cc"/>
    </style:style>
    <style:style style:name="T8" style:family="text">
      <style:text-properties fo:language="de" fo:country="DE" officeooo:rsid="0021b730"/>
    </style:style>
    <style:style style:name="T9" style:family="text">
      <style:text-properties fo:language="de" fo:country="DE" officeooo:rsid="0021fac3"/>
    </style:style>
    <style:style style:name="T10" style:family="text">
      <style:text-properties fo:language="de" fo:country="DE" fo:font-style="normal" style:font-style-asian="normal" style:font-style-complex="normal"/>
    </style:style>
    <style:style style:name="T11" style:family="text">
      <style:text-properties fo:language="de" fo:country="DE" fo:font-style="normal" officeooo:rsid="0021fac3" style:font-style-asian="normal" style:font-style-complex="normal"/>
    </style:style>
    <style:style style:name="T12" style:family="text">
      <style:text-properties fo:language="de" fo:country="DE" fo:font-style="normal" officeooo:rsid="00244673" style:font-style-asian="normal" style:font-style-complex="normal"/>
    </style:style>
    <style:style style:name="T13" style:family="text">
      <style:text-properties fo:language="de" fo:country="DE" fo:font-style="normal" officeooo:rsid="002827f9" style:font-style-asian="normal" style:font-style-complex="normal"/>
    </style:style>
    <style:style style:name="T14" style:family="text">
      <style:text-properties fo:language="de" fo:country="DE" fo:font-style="normal" officeooo:rsid="002d2888" style:font-style-asian="normal" style:font-style-complex="normal"/>
    </style:style>
    <style:style style:name="T15" style:family="text">
      <style:text-properties fo:language="de" fo:country="DE" fo:font-style="normal" officeooo:rsid="002d652f" style:font-style-asian="normal" style:font-style-complex="normal"/>
    </style:style>
    <style:style style:name="T16" style:family="text">
      <style:text-properties fo:language="de" fo:country="DE" fo:font-style="normal" officeooo:rsid="0034de91" style:font-style-asian="normal" style:font-style-complex="normal"/>
    </style:style>
    <style:style style:name="T17" style:family="text">
      <style:text-properties fo:language="de" fo:country="DE" fo:font-style="normal" officeooo:rsid="0037aa27" style:font-style-asian="normal" style:font-style-complex="normal"/>
    </style:style>
    <style:style style:name="T18" style:family="text">
      <style:text-properties fo:language="de" fo:country="DE" fo:font-style="normal" style:text-underline-style="none" style:font-style-asian="normal" style:font-style-complex="normal"/>
    </style:style>
    <style:style style:name="T19" style:family="text">
      <style:text-properties fo:language="de" fo:country="DE" fo:font-style="normal" style:text-underline-style="none" officeooo:rsid="00311317" style:font-style-asian="normal" style:font-style-complex="normal"/>
    </style:style>
    <style:style style:name="T20" style:family="text">
      <style:text-properties fo:language="de" fo:country="DE" fo:font-style="normal" style:text-underline-style="none" officeooo:rsid="0032bd67" style:font-style-asian="normal" style:font-style-complex="normal"/>
    </style:style>
    <style:style style:name="T21" style:family="text">
      <style:text-properties fo:language="de" fo:country="DE" fo:font-style="normal" style:text-underline-style="none" officeooo:rsid="00335dde" style:font-style-asian="normal" style:font-style-complex="normal"/>
    </style:style>
    <style:style style:name="T22" style:family="text">
      <style:text-properties fo:language="de" fo:country="DE" fo:font-style="normal" style:text-underline-style="none" officeooo:rsid="00335f55" style:font-style-asian="normal" style:font-style-complex="normal"/>
    </style:style>
    <style:style style:name="T23" style:family="text">
      <style:text-properties fo:language="de" fo:country="DE" fo:font-style="normal" style:text-underline-style="none" officeooo:rsid="0037aa27" style:font-style-asian="normal" style:font-style-complex="normal"/>
    </style:style>
    <style:style style:name="T24" style:family="text">
      <style:text-properties fo:language="de" fo:country="DE" fo:font-style="normal" fo:font-weight="bold" style:font-style-asian="normal" style:font-weight-asian="bold" style:font-style-complex="normal" style:font-weight-complex="bold"/>
    </style:style>
    <style:style style:name="T25" style:family="text">
      <style:text-properties fo:language="de" fo:country="DE" officeooo:rsid="002827f9"/>
    </style:style>
    <style:style style:name="T26" style:family="text">
      <style:text-properties fo:language="de" fo:country="DE" officeooo:rsid="002a1729"/>
    </style:style>
    <style:style style:name="T27" style:family="text">
      <style:text-properties fo:language="de" fo:country="DE" style:text-underline-style="none"/>
    </style:style>
    <style:style style:name="T28"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Folie: zitat</text:p>
      <text:p text:style-name="P7"/>
      <text:p text:style-name="P1">Sehr geehrtes Auditorium,</text:p>
      <text:p text:style-name="P1">da ein großer Teil von ihnen im Internat lebt, oder es zumindest einmal getan hat, fällt es ihnen sicherlich nicht schwer sich folgende Situation vorzustellen:</text:p>
      <text:p text:style-name="P1">Sie befinden sich auf dem Weg zu ihrem 2. Wohnort und ihnen fällt auf, dass sie ihren USB-Stick zuhause liegen gelassen haben, auf dem sich unglücklicher weise die Präsentation für die Seminarfach-Verteidigung befindet, welche sie diese Woche halten müssen. Sie könnten nun mit viel Aufwand zurückfahren um den Stick zu holen, aber viel günstiger wäre doch eine Software Lösung, welche es ihnen erlaubt die Datei einfach von unterwegs aus zu downloaden.</text:p>
      <text:p text:style-name="P1"/>
      <text:p text:style-name="P2">Deutlich interessanter wird besagte Problematik, wenn man sie auf die Wirtschaft ausweitet. Man stelle sich einen Manager einer international agierenden Firma vor, dessen Tagesablauf durch transkontinentale Reisen geprägt ist. Dieser Manager muss immer in der Lage sein, mit den Firmenintern Rechnernetzwerken Verbindung auf zu nehmen um wirtschaftlich relevante und zu gleich sensible Informationen zu erhalten, sowie Firmeninterne Aktionen ein zu leiten.</text:p>
      <text:p text:style-name="P2"/>
      <text:p text:style-name="P2">Weiterhin relevanter für die allgemeine Menschheit wird das Thema durch eine <text:span text:style-name="T1">Anwendung</text:span> auf die Wissenschaft. <text:s/>Stellen sie sich vor Wissenschaftler wären in der Lage, unabhängig von ihrer geographischen Position, mit Großrechnern zu kommunizieren und deren Rechenleistung für ihre Forschung zu Nutzen.</text:p>
      <text:p text:style-name="P3">Nach Charles Herzfeld dem Direktor des ARPA Projekts war genau dies die Motivation besagten Projekts, was zur Entwicklung eines Vorläufers des Internets führte, so wie wir es heute kennen.</text:p>
      <text:p text:style-name="P3"/>
      <text:p text:style-name="P8">Folie: titel</text:p>
      <text:p text:style-name="P3"/>
      <text:p text:style-name="P3">Damit begrüßen wir, dass sind Benedikt Schäfer, und ich: Leonard Petereit, sie geehrtes Auditorium zu der Verteidigung unserer Seminarfach Arbeit unter dem Thema: </text:p>
      <text:p text:style-name="P3">Entwicklung und Implementierung eines Netzwerkprotokolls zur bidirektionalen Kommunikation und Fernsteuerung eines Systems unter Zuhilfenahme einer selbstentwickelten Sprache zur Programmsteuerung.</text:p>
      <text:p text:style-name="P2"/>
      <text:p text:style-name="P2"/>
      <text:p text:style-name="P2"/>
      <text:p text:style-name="P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text:soft-page-break/><text:span text:style-name="T28">Zielstellung:</text:span><text:tab/></text:p>
      <text:p text:style-name="P2">- Entwicklung einer Software zur Übertragung von Dateien und Anweisungen über ein Rechnernetzwerk </text:p>
      <text:p text:style-name="P5">- Fernsteuerung und Verwaltung eines angeschlossenen Computers nur mit Netzwerkzugriff</text:p>
      <text:list xml:id="list2352622747" text:style-name="L1">
        <text:list-header>
          <text:p text:style-name="P10"><text:span text:style-name="T2">-</text:span><text:span text:style-name="T3">&gt; Netzwerkkommunikation mithilfe eines eigenen Protokolls, basierend auf existierenden und etablierten <text:tab/>Protokoll-Standarts</text:span></text:p>
          <text:p text:style-name="P10"><text:span text:style-name="T3">-&gt; Nutzereingaben erfolgen in einer durch eine formalen Sprache beschriebenen Syntax </text:span></text:p>
        </text:list-header>
      </text:list>
      <text:p text:style-name="P9"><text:span text:style-name="T3"/></text:p>
      <text:p text:style-name="P13"><text:span text:style-name="T3">I</text:span><text:span text:style-name="T2">m Verlauf unserer Verteidigung werden wir nebenstehender Gliederung folgen</text:span></text:p>
      <text:p text:style-name="P13"><text:span text:style-name="T2"/></text:p>
      <text:p text:style-name="P12"><text:span text:style-name="T6"/></text:p>
      <text:p text:style-name="P12"><text:span text:style-name="T4">E</text:span><text:span text:style-name="T5">ntwicklung einer eigenen Scriptsprache zur Anwendungssteuerung</text:span></text:p>
      <text:p text:style-name="P17"><text:span text:style-name="T2">Folie: Def Formale Grammatik</text:span></text:p>
      <text:p text:style-name="P11"><text:span text:style-name="T2"/></text:p>
      <text:p text:style-name="P11"><text:span text:style-name="T2">- Menschen entwickelten natürliche Sprachen → Kommunikation &amp; Informationsaustausch</text:span></text:p>
      <text:p text:style-name="P11"><text:span text:style-name="T2">- folgt klaren grammatikalischen &amp; semantischen Regeln</text:span></text:p>
      <text:p text:style-name="P11"><text:span text:style-name="T2">- analog: entwerfen von formalen Sprachen → Ermöglichung: maschinelle Verarbeitung von Informationen; Kommunikation mit Computern</text:span></text:p>
      <text:p text:style-name="P11"><text:span text:style-name="T2">- </text:span><text:span text:style-name="T7">unterscheiden: müssen: eindeutig für emotionslose &amp; verstandslose Maschine interpretierbar</text:span></text:p>
      <text:p text:style-name="P11"><text:span text:style-name="T7">→ Übermittlung: klare Anweisungen</text:span></text:p>
      <text:p text:style-name="P11"><text:span text:style-name="T7">- mithilfe künstlicher Grammatik: definieren: klaren Syntax &amp; Semantik</text:span></text:p>
      <text:p text:style-name="P14"><text:span text:style-name="T2">- bestehen aus: Menge Variablen, Menge Terminalen </text:span><text:span text:style-name="T8">Symbolen</text:span><text:span text:style-name="T2">, Menge Produktionsregeln &amp; Startsymbol</text:span></text:p>
      <text:p text:style-name="P14"><text:span text:style-name="T2">- grundlegend funktionieren:</text:span></text:p>
      <text:p text:style-name="P15"><text:span text:style-name="T2"><text:tab/>- durch </text:span><text:span text:style-name="T8">Produktionsregeln: ersetzen: Variablen durch neue Terme: Kombination: Variablen <text:tab/>und Terminale Symbole</text:span></text:p>
      <text:p text:style-name="P15"><text:span text:style-name="T8">- ausgehend vom Startsymbol: bis Zeichenkette nur aus Terminalen besteht</text:span></text:p>
      <text:p text:style-name="P15"><text:span text:style-name="T8">- Zeichenkette teil einer formalen Sprache:</text:span></text:p>
      <text:p text:style-name="P15"><text:span text:style-name="T8"><text:tab/>→ besteht: nur Terminale der Grammatik</text:span></text:p>
      <text:p text:style-name="P16"><text:span text:style-name="T8"><text:tab/>→ bilden: ausgehend von Startsymbol</text:span></text:p>
      <text:p text:style-name="P16"><text:span text:style-name="T8"/></text:p>
      <text:p text:style-name="P18"><text:span text:style-name="T9">Folie:</text:span><text:span text:style-name="T8"><text:tab/></text:span><text:span text:style-name="T9">Beispiel</text:span></text:p>
      <text:p text:style-name="P18"><text:span text:style-name="T9"/></text:p>
      <text:p text:style-name="P18"><text:span text:style-name="T9">- </text:span><text:span text:style-name="T11">Entwicklung: eigene formale Sprache → akzeptieren aller möglichen Befehle &amp; Argumente</text:span></text:p>
      <text:p text:style-name="P18"><text:span text:style-name="T11">- Demonstration der Funktionsweise: auszugsweise Herleitung: Beispielbefehl</text:span></text:p>
      <text:p text:style-name="P19"><text:span text:style-name="T10">„send_comm 0 shutdown now“</text:span></text:p>
      <text:p text:style-name="P19"><text:span text:style-name="T10"/></text:p>
      <text:p text:style-name="P19"><text:span text:style-name="T10">Ausgehend Startsymbol: S → wahlweise „COMM“ : Anweisungen; <text:s/>„INT“ : interne aufgaben</text:span></text:p>
      <text:p text:style-name="P19"><text:span text:style-name="T10">COMM: → <text:s text:c="2"/>Aufschlüsslung aller Befehle: „FILE“; „INST“; usw</text:span></text:p>
      <text:p text:style-name="P19"><text:span text:style-name="T10">INST → send_comm RET ARG</text:span></text:p>
      <text:p text:style-name="P20"><text:span text:style-name="T10">RET → 0 | 1: return flag: angabe: ob rückgabe wert</text:span></text:p>
      <text:p text:style-name="P20"><text:span text:style-name="T10">ARG → epsilon | L{L} ARG :</text:span><text:span text:style-name="T12"> entweder leer oder Zeichenkette plus weiters Argument</text:span></text:p>
      <text:p text:style-name="P20"><text:span text:style-name="T10">L → [ascii]</text:span></text:p>
      <text:p text:style-name="P19"><text:span text:style-name="T10"/></text:p>
      <text:p text:style-name="P21"><text:span text:style-name="T2">folie: cholesky</text:span></text:p>
      <text:p text:style-name="P21"><text:span text:style-name="T2"/></text:p>
      <text:p text:style-name="P38"><text:span text:style-name="T2">- nach Aufbau Produktionsregel: Kategorisierung Chomsky Hierarchie</text:span></text:p>
      <text:p text:style-name="P38"><text:span text:style-name="T2">- Typ 0: allgemeine Sprachen: umfasst: alle rekursiv auf-zählbaren Sprachen</text:span></text:p>
      <text:p text:style-name="P38"><text:span text:style-name="T2">- Typ 1: kontextsensitive Sprachen: bedingt: Term wird durch Produktionsregel nicht kürzer</text:span></text:p>
      <text:p text:style-name="P38"><text:span text:style-name="T2">- Typ 2: kontextfreie Sprachen: definiert: nur eine Variable pro Schritt ersetzt</text:span></text:p>
      <text:p text:style-name="P38"><text:span text:style-name="T2">- Typ 3: reguläre Sprache: rechte Seite von P: entweder eine Terminal o. Ein Terminal+Variable</text:span></text:p>
      <text:p text:style-name="P38"><text:soft-page-break/><text:span text:style-name="T2">- relevant: Sprachen ab Typ 1: durch Turingmaschinen entscheidbar</text:span></text:p>
      <text:p text:style-name="P38"><text:span text:style-name="T2">→ theoretisches Modell für Problemlösung Computer: ab Typ 1: algorithmisch lösbar durch Computer</text:span></text:p>
      <text:p text:style-name="P38"><text:span text:style-name="T2"><text:s/></text:span></text:p>
      <text:p text:style-name="P21"><text:span text:style-name="T2">- </text:span><text:span text:style-name="T13">unsere Sprache, wie meisten Programmiersprachen: Typ 2: da: ersetzen: 1ne Variable, aber durch mehrere Terme</text:span></text:p>
      <text:p text:style-name="P21"><text:span text:style-name="T13">→ bedeutet: je höher der Typ: desto geringer die benötigte Komplexität des Analysealgorithmus</text:span></text:p>
      <text:p text:style-name="P21"><text:span text:style-name="T13">→ desto höher die Performance: Programmteils</text:span></text:p>
      <text:p text:style-name="P21"><text:span text:style-name="T13"/></text:p>
      <text:p text:style-name="P22"><text:span text:style-name="T25">F</text:span><text:span text:style-name="T2">olie: Befehlssatz →</text:span><text:span text:style-name="T26"> bsp</text:span></text:p>
      <text:p text:style-name="P22"><text:span text:style-name="T10"/></text:p>
      <text:p text:style-name="P23"><text:span text:style-name="T10">Spezifikation der Eingabe Syntax:</text:span></text:p>
      <text:p text:style-name="P23"><text:span text:style-name="T10"/></text:p>
      <text:p text:style-name="P25"><text:span text:style-name="T10">- vorgenommen: Versenden von Dateien &amp; Steuerbefehlen:</text:span></text:p>
      <text:p text:style-name="P25"><text:span text:style-name="T10">- vorstellen: Auszugsweise d Befehlssatzes:</text:span></text:p>
      <text:p text:style-name="P25"><text:span text:style-name="T10">- grundlegend:</text:span></text:p>
      <text:p text:style-name="P25"><text:span text:style-name="T10">conenct IP → Verbindung zu <text:s/>herstellen: Kommunikationspartner, IP als Parameter</text:span></text:p>
      <text:p text:style-name="P25"><text:span text:style-name="T10">chat MSG → sendet String an Partner </text:span></text:p>
      <text:p text:style-name="P25"><text:span text:style-name="T10">send_file PATH → sendet Datei an Partner </text:span></text:p>
      <text:p text:style-name="P25"><text:span text:style-name="T10">send_comm RE COMM ARG → sendet Befehl an Partner, Befehl wird auf systemeigenen Terminal ausgeführt; Return: senden zurück: Ausgabe</text:span></text:p>
      <text:p text:style-name="P25"><text:span text:style-name="T10">squit → beendet: Verbindung &amp; Programm</text:span></text:p>
      <text:p text:style-name="P25"><text:span text:style-name="T10">- weitere Befehle: Aufbauen: beschriebenen Grundbefehlen</text:span></text:p>
      <text:p text:style-name="P25"><text:span text:style-name="T10"/></text:p>
      <text:p text:style-name="P25"><text:span text:style-name="T10"/></text:p>
      <text:p text:style-name="P24"><text:span text:style-name="T10"><text:s/></text:span><text:span text:style-name="T14">Erweiterungsscripte:</text:span></text:p>
      <text:p text:style-name="P25"><text:span text:style-name="T14"/></text:p>
      <text:p text:style-name="P26"><text:span text:style-name="T14">- Entwurf: Aufbau &amp; Struktur der Sprache → Ermöglichung: Erweiterungsscripte</text:span></text:p>
      <text:p text:style-name="P26"><text:span text:style-name="T14">- konkret:</text:span></text:p>
      <text:p text:style-name="P26"><text:span text:style-name="T14">→ Möglichkeit: Eingaben durch Scriptdatei</text:span><text:span text:style-name="T15">e</text:span><text:span text:style-name="T14">n statt manuelles tippen</text:span></text:p>
      <text:p text:style-name="P26"><text:span text:style-name="T14">→ <text:s/>Erweiterung: Befehlssatz durch eigene Befehle, entsprechend der eigene Ansprüche</text:span></text:p>
      <text:p text:style-name="P27"><text:span text:style-name="T14">(</text:span><text:span text:style-name="T10">bsp: Reconnect NEW_IP : disconnect + connect NEW_IP: trennt Verbindung, baut neue auf)</text:span></text:p>
      <text:p text:style-name="P27"><text:span text:style-name="T10">Kombination sinnvoll: Nutzt Potential des Programms voll aus, ermöglicht Anpassung und Automatisierung</text:span></text:p>
      <text:p text:style-name="P27"><text:span text:style-name="T10"/></text:p>
      <text:p text:style-name="P27"><text:span text:style-name="T10"><text:s/></text:span></text:p>
      <text:p text:style-name="P28"><text:span text:style-name="T10">ÜBERLEITUNG: </text:span><text:span text:style-name="T17">Netzwerktheorie</text:span></text:p>
      <text:p text:style-name="P28"><text:span text:style-name="T18"/></text:p>
      <text:p text:style-name="P28"><text:span text:style-name="T18"/></text:p>
      <text:p text:style-name="P35"><text:span text:style-name="T18">Darstellung Grundlegender Elemente des Programmaufbaus und Programmablaufs</text:span></text:p>
      <text:p text:style-name="P35"><text:span text:style-name="T18"/></text:p>
      <text:p text:style-name="P29"><text:span text:style-name="T27">Folie: Schema</text:span></text:p>
      <text:p text:style-name="P29"><text:span text:style-name="T18"/></text:p>
      <text:p text:style-name="P29"><text:span text:style-name="T18">Grundlegend: Teilung des Programms: 2 Teile: </text:span></text:p>
      <text:p text:style-name="P29"><text:span text:style-name="T18">Netzwerkprotokoll→ Übertragung der Daten über Internet</text:span></text:p>
      <text:p text:style-name="P29"><text:span text:style-name="T18">Anwendungsebene → Interpretation der Eingabedaten, sowie der übetragenen Daten &amp; Ausführung der Anweisungen</text:span></text:p>
      <text:p text:style-name="P29"><text:span text:style-name="T18"/></text:p>
      <text:p text:style-name="P30"><text:span text:style-name="T18">Nutzer tätigt: Eingabe nach Syntax </text:span><text:span text:style-name="T19">(durch nutzer oder Script)</text:span></text:p>
      <text:p text:style-name="P30"><text:span text:style-name="T18">→ Auf Ausgangsrechner: Prüfen auf korrektheit (Eingabeverarbeitung)</text:span></text:p>
      <text:p text:style-name="P30"><text:span text:style-name="T18">→ ausführen: benötigten Programmfunktionalitäten</text:span></text:p>
      <text:p text:style-name="P30"><text:span text:style-name="T18">→ Netzwerkprotokoll übernimmt: Verbindungsanfrage (an Zielrechner)</text:span></text:p>
      <text:p text:style-name="P30"><text:soft-page-break/><text:span text:style-name="T18">→ Verbindungsannahme &amp; Übertragung der Anweisungen</text:span></text:p>
      <text:p text:style-name="P30"><text:span text:style-name="T18">→ auf Zielrechner: interpretation der Anweisung durch Übertragungsanverarbeitung</text:span></text:p>
      <text:p text:style-name="P30"><text:span text:style-name="T18">→ Ausführen der Empfangsfunktionalität → führt zu: </text:span><text:span text:style-name="T19">E</text:span><text:span text:style-name="T18">rgebnis</text:span></text:p>
      <text:p text:style-name="P30"><text:span text:style-name="T18"/></text:p>
      <text:p text:style-name="P31"><text:span text:style-name="T18">Beispiel? send_comm 0 shutdown now</text:span></text:p>
      <text:p text:style-name="P31"><text:span text:style-name="T18"/></text:p>
      <text:p text:style-name="P31"><text:span text:style-name="T27">Folie: LUA &amp; C++</text:span></text:p>
      <text:p text:style-name="P31"><text:span text:style-name="T18"/></text:p>
      <text:p text:style-name="P36"><text:span text:style-name="T18">Ansprüche an die Implementierung und die daraus resultierende Wahl der Programmiersprache</text:span></text:p>
      <text:p text:style-name="P36"><text:span text:style-name="T18"/></text:p>
      <text:p text:style-name="P32"><text:span text:style-name="T18">- grundlegend: einteilung: Programmiersprachen in 2 Klassen: Scriptsprachen &amp; Compilierte Sprache </text:span></text:p>
      <text:p text:style-name="P32"><text:span text:style-name="T18">- Scriptsprachen: Bei jedem ausführen: Programmcode wird bei jedem Ausführen neu in Maschinell ausführbaren Code übersetzt</text:span></text:p>
      <text:p text:style-name="P32"><text:span text:style-name="T18">- Compilierte Sprachen: Übersetzung: erfolgt einmalig, Erzeugung einer Ausführbaren Binärdatei</text:span></text:p>
      <text:p text:style-name="P32"><text:span text:style-name="T18">→ deutlich performanter </text:span></text:p>
      <text:p text:style-name="P32"><text:span text:style-name="T18">- allerdings: → scriptprogramme ohne großen aufwand modifizierbar</text:span></text:p>
      <text:p text:style-name="P31"><text:span text:style-name="T18">- schon vorgestellt: Aspekt der Erweiterbarkeit und Anpassungsmöglichkeit</text:span></text:p>
      <text:p text:style-name="P31"><text:span text:style-name="T18">- </text:span><text:span text:style-name="T20">demnach: anbieten: Implementierung der Anwendungsebene, also Interpretation und Funktionalität in Scriptsprache</text:span></text:p>
      <text:p text:style-name="P31"><text:span text:style-name="T20">→ leichte Veränderung des Codes und Integration neuer Elemente</text:span></text:p>
      <text:p text:style-name="P31"><text:span text:style-name="T20">- kein verzicht performance: Umsetzung: komplexen Teil Netzwerkprotokolls in kompilierter Sprache c++</text:span></text:p>
      <text:p text:style-name="P31"><text:span text:style-name="T20">- zusätzlich: keine einschränkung des Zielpublikums: notwendig: portierbarkeit auf gängige Betriebssystemarchitekturen</text:span></text:p>
      <text:p text:style-name="P31"><text:span text:style-name="T20">- wahl scriptsprache: Lua: geschrieben in reinem C: erfüllte alle genannten ansprüche</text:span></text:p>
      <text:p text:style-name="P31"><text:span text:style-name="T20">- </text:span><text:span text:style-name="T21">außerdem: positiver nebeneffekt: Lua ist sehr kompakt, Vergleich: zu gängigen Scriptsprachne (Python) sehr performant</text:span></text:p>
      <text:p text:style-name="P31"><text:span text:style-name="T21"/></text:p>
      <text:p text:style-name="P31"><text:span text:style-name="T20">- </text:span><text:span text:style-name="T22">Weiterhin: verfolgung des Ziels minimaler Einschränkung des Anwendungspekturms</text:span></text:p>
      <text:p text:style-name="P31"><text:span text:style-name="T18"/></text:p>
      <text:p text:style-name="P33"><text:span text:style-name="T10">ÜBERLEITUNG: </text:span><text:span text:style-name="T17">Implementierung Protokoll</text:span></text:p>
      <text:p text:style-name="P33"><text:span text:style-name="T10"/></text:p>
      <text:p text:style-name="P37"><text:span text:style-name="T24">Weiterführungsmöglichkeiten der Arbeit:</text:span><text:span text:style-name="T10"> </text:span></text:p>
      <text:p text:style-name="P37"><text:span text:style-name="T10"/></text:p>
      <text:p text:style-name="P37"><text:span text:style-name="T10">- 1. primäres Ziel: </text:span><text:span text:style-name="T16">Entwicklung</text:span><text:span text:style-name="T10">ung: mächtigeren Benutzeroberfläche → Integration: nützliche Alltagsfeatures (Drag‘n‘Drop von Dateien, </text:span><text:span text:style-name="T16">vervollständigung von Befehlen, Dokumention der Befehle)</text:span></text:p>
      <text:p text:style-name="P37"><text:span text:style-name="T16"/></text:p>
      <text:p text:style-name="P37"><text:span text:style-name="T16">- 2. Zusammenhang damit: Schaffung: Veröffentlichbarer Build für relevante Betriebssysteme</text:span></text:p>
      <text:p text:style-name="P37"><text:span text:style-name="T16"/></text:p>
      <text:p text:style-name="P37"><text:span text:style-name="T16">- 3. Ausweitung: mobile Endgeräte.</text:span></text:p>
      <text:p text:style-name="P37"><text:span text:style-name="T16">→ Schaffung vollständiger geographischen Unabhängigkeit</text:span></text:p>
      <text:p text:style-name="P37"><text:span text:style-name="T16">→ Erreichen: weiteres Publikums, wachsende Popularität des Smartphones statt Computer</text:span></text:p>
      <text:p text:style-name="P37"><text:span text:style-name="T16"/></text:p>
      <text:p text:style-name="P34"><text:span text:style-name="T16">Ü</text:span><text:span text:style-name="T10">BERLEITUNG: kritische Refle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8T18:00:07.365000000</meta:creation-date>
    <dc:date>2019-03-18T22:30:37.891000000</dc:date>
    <meta:editing-duration>PT42M53S</meta:editing-duration>
    <meta:editing-cycles>14</meta:editing-cycles>
    <meta:generator>LibreOffice/5.4.3.2$Windows_X86_64 LibreOffice_project/92a7159f7e4af62137622921e809f8546db437e5</meta:generator>
    <meta:print-date>2019-03-18T19:06:03.070000000</meta:print-date>
    <meta:document-statistic meta:table-count="0" meta:image-count="0" meta:object-count="0" meta:page-count="4" meta:paragraph-count="109" meta:word-count="1076" meta:character-count="8366" meta:non-whitespace-character-count="7373"/>
  </office:meta>
</office:document-meta>
</file>